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3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e la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5cm" svg:y1="17.4cm" svg:x2="17.3cm" svg:y2="22.95cm" draw:start-shape="id7" draw:start-glue-point="7" draw:end-shape="id1" draw:end-glue-point="0" svg:d="M14500 17400h2800v5550" svg:viewBox="0 0 2801 5551">
          <text:p/>
        </draw:connector>
        <draw:frame draw:style-name="gr6" draw:text-style-name="P7" draw:layer="layout" svg:width="1.488cm" svg:height="0.962cm" svg:x="14.3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4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Gestion de ca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7.6cm" svg:height="3cm" svg:x="6.9cm" svg:y="15.9cm">
          <text:p text:style-name="P1"><text:span text:style-name="T1">Imposer la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souhait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9cm" svg:y1="17.4cm" svg:x2="4.075cm" svg:y2="18.75cm" draw:start-shape="id7" draw:end-shape="id4" draw:end-glue-point="4" svg:d="M6900 17400h-2825v1350" svg:viewBox="0 0 282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8-24T17:20:15.640684606</dc:date>
    <meta:editing-duration>PT8H8M17S</meta:editing-duration>
    <meta:editing-cycles>36</meta:editing-cycles>
    <meta:generator>LibreOffice/7.5.4.2$Linux_X86_64 LibreOffice_project/50$Build-2</meta:generator>
    <meta:document-statistic meta:object-count="35"/>
  </office:meta>
</office:document-meta>
</file>